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ff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448139374877911321" text:style-name="L1">
        <text:list-item>
          <text:p text:style-name="P1">cours 1 : 2 octobre 2014</text:p>
          <text:list>
            <text:list-item>
              <text:p text:style-name="P1">aller au bureau "asso lettres" a l'étage avec escalier en collimasson</text:p>
              <text:list>
                <text:list-item>
                  <text:p text:style-name="P1">maison des étudiants entre batiment marie durand et RU vert-bois</text:p>
                </text:list-item>
                <text:list-item>
                  <text:p text:style-name="P1">ils indiqueront la salle</text:p>
                </text:list-item>
              </text:list>
            </text:list-item>
            <text:list-item>
              <text:p text:style-name="P1">positions</text:p>
              <text:list>
                <text:list-item>
                  <text:p text:style-name="P1">"débutant"</text:p>
                  <text:list>
                    <text:list-item>
                      <text:p text:style-name="P1">main de la cavalière sur les pecs du cavalier</text:p>
                    </text:list-item>
                    <text:list-item>
                      <text:p text:style-name="P1">mains cavalier sur bras cavalière</text:p>
                    </text:list-item>
                  </text:list>
                </text:list-item>
                <text:list-item>
                  <text:p text:style-name="P1">ouverte</text:p>
                  <text:list>
                    <text:list-item>
                      <text:p text:style-name="P1">main droite cavalier derrière homoplate gauche cavalière</text:p>
                    </text:list-item>
                    <text:list-item>
                      <text:p text:style-name="P1">main gauche cavalier prend main droite cavalière hauteur quasi-épaules</text:p>
                    </text:list-item>
                    <text:list-item>
                      <text:p text:style-name="P1">bras droit cavalier assez levé soit soutenir bras gauche cavalière</text:p>
                    </text:list-item>
                    <text:list-item>
                      <text:p text:style-name="P1">bras gauche cavalière sur bras droit cavalier</text:p>
                    </text:list-item>
                    <text:list-item>
                      <text:p text:style-name="P1">cadre buste + bras quasi-rigide</text:p>
                    </text:list-item>
                  </text:list>
                </text:list-item>
              </text:list>
            </text:list-item>
            <text:list-item>
              <text:p text:style-name="P1">faire ressentir appuis a cavalière</text:p>
              <text:list>
                <text:list-item>
                  <text:p text:style-name="P1">passer centre de gravité au dessus du pied d'appuie</text:p>
                </text:list-item>
                <text:list-item>
                  <text:p text:style-name="P1">garder tronc rigide</text:p>
                </text:list-item>
                <text:list-item>
                  <text:p text:style-name="P1">elle sent donc sur quel pied je prend appuie</text:p>
                </text:list-item>
              </text:list>
            </text:list-item>
            <text:list-item>
              <text:p text:style-name="P1">avancer</text:p>
              <text:list>
                <text:list-item>
                  <text:p text:style-name="P1">faire partir buste d'abord pour faire comprendre cavalière qu'il faut reculer</text:p>
                </text:list-item>
                <text:list-item>
                  <text:p text:style-name="P1">faire presque par à-coups : donner impulsion au début du pas</text:p>
                </text:list-item>
              </text:list>
            </text:list-item>
            <text:list-item>
              <text:p text:style-name="P1">pas chassé</text:p>
              <text:list>
                <text:list-item>
                  <text:p text:style-name="P1">garder tronc bien rigide</text:p>
                </text:list-item>
                <text:list-item>
                  <text:p text:style-name="P1">faire significativement partir le tronc et elle suivra</text:p>
                </text:list-item>
              </text:list>
            </text:list-item>
            <text:list-item>
              <text:p text:style-name="P1">tourner dans la salle</text:p>
              <text:list>
                <text:list-item>
                  <text:p text:style-name="P1">simplement tourner progressivement pas après pas</text:p>
                </text:list-item>
                <text:list-item>
                  <text:p text:style-name="P1">garder tronc rigide pour la tourner un peu a chaque pas</text:p>
                </text:list-item>
              </text:list>
            </text:list-item>
            <text:list-item>
              <text:p text:style-name="P1">pas croisé puis continué</text:p>
              <text:list>
                <text:list-item>
                  <text:p text:style-name="P1">tourner légèrement buste ? (ou pas : c'est si continue pas mais là elle doit pas suivre)</text:p>
                </text:list-item>
                <text:list-item>
                  <text:p text:style-name="P1">passer par exemple mon pied droit à la gauche de ses deux pieds puis continuer</text:p>
                </text:list-item>
              </text:list>
            </text:list-item>
            <text:list-item>
              <text:p text:style-name="P1">pas chassé bloqué</text:p>
              <text:list>
                <text:list-item>
                  <text:p text:style-name="P1">décaler par ex pied gauche vers la gauche en pas chassé</text:p>
                </text:list-item>
                <text:list-item>
                  <text:p text:style-name="P1">elle a suivie, on a tous deux les pieds écartés</text:p>
                </text:list-item>
                <text:list-item>
                  <text:p text:style-name="P1">avant qu'elle n'aie ramené son pied gauche, ramener mon pied droit entre les siens</text:p>
                </text:list-item>
                <text:list-item>
                  <text:p text:style-name="P1">elle vient fermer ses pieds autour de mon pied droit avancé</text:p>
                </text:list-item>
                <text:list-item>
                  <text:p text:style-name="P1">tourner mon buste vers la droite</text:p>
                </text:list-item>
                <text:list-item>
                  <text:p text:style-name="P1">elle a son buste parrallèle donc tourné vers ma gauche</text:p>
                </text:list-item>
                <text:list-item>
                  <text:p text:style-name="P1">elle fait je sais plus quoi avec ses pieds et on fini je sais plus comment</text:p>
                </text:list-item>
                <text:list-item>
                  <text:p text:style-name="P2">(réviser ce pas !!!)</text:p>
                </text:list-item>
              </text:list>
            </text:list-item>
            <text:list-item>
              <text:p text:style-name="P1">croisé complexe</text:p>
              <text:list>
                <text:list-item>
                  <text:p text:style-name="P1">en avancant, je passe mon pied droit (par ex) gauche des siens</text:p>
                </text:list-item>
                <text:list-item>
                  <text:p text:style-name="P1">je m'arrête</text:p>
                </text:list-item>
                <text:list-item>
                  <text:p text:style-name="P1">je ramène mon pied droit à gauche de mon pied gauche (croisés)</text:p>
                </text:list-item>
                <text:list-item>
                  <text:p text:style-name="P2">pas sur de la suite !!! :</text:p>
                </text:list-item>
                <text:list-item>
                  <text:p text:style-name="P1">je met mon pied gauche a gauche de mon pied droit</text:p>
                </text:list-item>
                <text:list-item>
                  <text:p text:style-name="P1">en même temps je tourne mon buste et mes pieds de quasi 180° a droite</text:p>
                </text:list-item>
                <text:list-item>
                  <text:p text:style-name="P1">elle fait je sais pas quoi en même temps et on a fait demi tour</text:p>
                </text:list-item>
              </text:list>
            </text:list-item>
          </text:list>
        </text:list-item>
        <text:list-item>
          <text:p text:style-name="P1">cours 3 : 16 octobre</text:p>
          <text:list>
            <text:list-item>
              <text:p text:style-name="P1">pas principale du jour</text:p>
              <text:list>
                <text:list-item>
                  <text:p text:style-name="P1"><text:soft-page-break/>pas chassé a gauche plus grand que la cavalière</text:p>
                </text:list-item>
                <text:list-item>
                  <text:p text:style-name="P1">la tourne un petit peu sens inverse aiguilles</text:p>
                </text:list-item>
                <text:list-item>
                  <text:p text:style-name="P1">pas "décallés" vers l'avant en diagonale sur la gauche</text:p>
                </text:list-item>
                <text:list-item>
                  <text:p text:style-name="P1">s'arrête sur un pas à gauche et repars en arrière (sorte de rebond)</text:p>
                </text:list-item>
                <text:list-item>
                  <text:p text:style-name="P1">recule et termine par un pas en arrière avec jambe droite</text:p>
                </text:list-item>
                <text:list-item>
                  <text:p text:style-name="P1">ce pas en question : accompagné de léger pivot (ouverture) sens aiguilles</text:p>
                </text:list-item>
                <text:list-item>
                  <text:p text:style-name="P1">puis quasi en même temps</text:p>
                  <text:list>
                    <text:list-item>
                      <text:p text:style-name="P1">je la recale sur sa jambe arrière (jambe avant = gauche pour moi)</text:p>
                    </text:list-item>
                    <text:list-item>
                      <text:p text:style-name="P1">je fais un léger pivot sens inverse aiguilles</text:p>
                    </text:list-item>
                    <text:list-item>
                      <text:p text:style-name="P1">je vais en avant en diagonale un peu a gauche (trop en arrière pour elle)</text:p>
                    </text:list-item>
                    <text:list-item>
                      <text:p text:style-name="P1">ce qui la force a croiser son pied gauche devant a droite du pied droit</text:p>
                    </text:list-item>
                    <text:list-item>
                      <text:p text:style-name="P1">je ramène mon pieds droit vers mon gauche et le pose pendant qu'elle fait ça</text:p>
                    </text:list-item>
                  </text:list>
                </text:list-item>
                <text:list-item>
                  <text:p text:style-name="P1">puis je repars en avant jambe gauche en diagonale – elle : arrière jambe droite</text:p>
                </text:list-item>
                <text:list-item>
                  <text:p text:style-name="P1">et je peux enchainer</text:p>
                </text:list-item>
              </text:list>
            </text:list-item>
            <text:list-item>
              <text:p text:style-name="P1">reste : je sais plu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2T22:04:55</meta:creation-date>
    <dc:date>2014-10-16T22:46:58</dc:date>
    <dc:creator>yjfjyf jjku</dc:creator>
    <meta:editing-duration>PT32M17S</meta:editing-duration>
    <meta:editing-cycles>35</meta:editing-cycles>
    <meta:generator>OpenOffice/4.0.0$Unix OpenOffice.org_project/400m3$Build-9702</meta:generator>
    <meta:document-statistic meta:table-count="0" meta:image-count="0" meta:object-count="0" meta:page-count="2" meta:paragraph-count="64" meta:word-count="597" meta:character-count="2965"/>
  </office:meta>
</office:document-meta>
</file>